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ource Serif Pro" svg:font-family="'Source Serif Pro', serif"/>
    <style:font-face style:name="medium-content-serif-font" svg:font-family="medium-content-serif-font, Georgia, Cambr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fe025" officeooo:paragraph-rsid="001fe025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color="#3d464d" loext:opacity="100%" style:font-name="Source Serif Pro" fo:font-size="10.8000001907349pt" fo:font-weight="bold" officeooo:rsid="002139bc" officeooo:paragraph-rsid="002139bc" style:font-weight-asian="bold" style:font-weight-complex="bold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8.39999961853027pt" loext:padding="0cm" loext:border="none"/>
    </style:style>
    <style:style style:name="P4" style:family="paragraph" style:parent-style-name="Standard" style:master-page-name="Standard">
      <style:paragraph-properties fo:text-align="start" style:justify-single-word="false" style:page-number="auto"/>
      <style:text-properties fo:font-weight="bold" officeooo:rsid="001fe025" officeooo:paragraph-rsid="001fe02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22671" officeooo:paragraph-rsid="0022267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139bc" officeooo:paragraph-rsid="002139bc" style:font-weight-asian="bold" style:font-weight-complex="bold"/>
    </style:style>
    <style:style style:name="P7" style:family="paragraph" style:parent-style-name="Text_20_body" style:list-style-name="L1">
      <style:paragraph-properties fo:text-align="start" style:justify-single-word="false"/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222671" officeooo:paragraph-rsid="00222671" style:font-weight-asian="bold" style:font-weight-complex="bold"/>
    </style:style>
    <style:style style:name="P8" style:family="paragraph" style:parent-style-name="Text_20_body" style:list-style-name="L6">
      <style:paragraph-properties fo:text-align="start" style:justify-single-word="false"/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222671" officeooo:paragraph-rsid="00222671" style:font-weight-asian="bold" style:font-weight-complex="bold"/>
    </style:style>
    <style:style style:name="P9" style:family="paragraph" style:parent-style-name="Text_20_body" style:list-style-name="L3">
      <style:paragraph-properties fo:text-align="start" style:justify-single-word="false"/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1fe025" officeooo:paragraph-rsid="001fe025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8.39999961853027pt" loext:padding="0cm" loext:border="none"/>
    </style:style>
    <style:style style:name="P11" style:family="paragraph" style:parent-style-name="Text_20_body" style:list-style-name="L1">
      <style:paragraph-properties fo:text-align="start" style:justify-single-word="false" fo:orphans="2" fo:widows="2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12" style:family="paragraph" style:parent-style-name="Text_20_body" style:list-style-name="L3">
      <style:paragraph-properties fo:text-align="start" style:justify-single-word="false" fo:orphans="2" fo:widows="2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13" style:family="paragraph" style:parent-style-name="Text_20_body" style:list-style-name="L5">
      <style:paragraph-properties fo:text-align="start" style:justify-single-word="false" fo:orphans="2" fo:widows="2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14" style:family="paragraph" style:parent-style-name="Text_20_body" style:list-style-name="L6">
      <style:paragraph-properties fo:text-align="start" style:justify-single-word="false" fo:orphans="2" fo:widows="2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15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officeooo:paragraph-rsid="00225c3f"/>
    </style:style>
    <style:style style:name="P17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 fo:padding="0cm" fo:border="none"/>
      <style:text-properties officeooo:paragraph-rsid="00225c3f"/>
    </style:style>
    <style:style style:name="P18" style:family="paragraph" style:parent-style-name="Text_20_body" style:list-style-name="L2">
      <style:paragraph-properties fo:margin-top="0cm" fo:margin-bottom="0cm" style:contextual-spacing="false" style:line-height-at-least="0.656cm" fo:text-align="start" style:justify-single-word="false" fo:padding="0cm" fo:border="none"/>
      <style:text-properties fo:color="#3d464d" loext:opacity="100%" style:font-name="Source Serif Pro" fo:font-size="10.8000001907349pt" loext:padding="0cm" loext:border="none"/>
    </style:style>
    <style:style style:name="P19" style:family="paragraph" style:parent-style-name="Text_20_body" style:list-style-name="L4">
      <style:paragraph-properties fo:margin-top="0cm" fo:margin-bottom="0cm" style:contextual-spacing="false" style:line-height-at-least="0.656cm" fo:text-align="start" style:justify-single-word="false" fo:padding="0cm" fo:border="none"/>
      <style:text-properties fo:color="#3d464d" loext:opacity="100%" style:font-name="Source Serif Pro" fo:font-size="10.8000001907349pt" loext:padding="0cm" loext:border="none"/>
    </style:style>
    <style:style style:name="T1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T2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225c3f" loext:padding="0cm" loext:border="none"/>
    </style:style>
    <style:style style:name="T4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225c3f" style:font-size-asian="12pt" style:font-weight-asian="bold" style:font-size-complex="12pt" style:font-weight-complex="bold" loext:padding="0cm" loext:border="none"/>
    </style:style>
    <style:style style:name="T5" style:family="text">
      <style:text-properties fo:font-variant="normal" fo:text-transform="none" fo:color="#3d464d" loext:opacity="100%" style:font-name="Source Serif Pro" fo:font-size="10.8000001907349pt" fo:letter-spacing="normal" fo:font-style="normal" officeooo:rsid="00225c3f" loext:padding="0cm" loext:border="none"/>
    </style:style>
    <style:style style:name="T6" style:family="text">
      <style:text-properties fo:font-variant="normal" fo:text-transform="none" fo:color="#3d464d" loext:opacity="100%" style:font-name="Source Serif Pro" fo:font-size="10.8000001907349pt" fo:letter-spacing="normal" fo:font-style="normal" fo:font-weight="bold" officeooo:rsid="00225c3f" style:font-weight-asian="bold" style:font-weight-complex="bold" loext:padding="0cm" loext:border="none"/>
    </style:style>
    <style:style style:name="T7" style:family="text">
      <style:text-properties fo:font-variant="normal" fo:text-transform="none" fo:color="#3d464d" loext:opacity="100%" fo:font-size="10.8000001907349pt" fo:letter-spacing="normal" fo:font-style="normal" fo:font-weight="bold" officeooo:rsid="00225c3f" style:font-weight-asian="bold" style:font-weight-complex="bold" loext:padding="0cm" loext:border="none"/>
    </style:style>
    <style:style style:name="T8" style:family="text">
      <style:text-properties fo:font-variant="normal" fo:text-transform="none" fo:color="#3d464d" loext:opacity="100%" style:font-name="Liberation Mono" fo:font-size="10.8000001907349pt" fo:letter-spacing="normal" fo:font-style="normal" fo:font-weight="bold" officeooo:rsid="00225c3f" style:font-weight-asian="bold" style:font-weight-complex="bold" loext:padding="0cm" loext:border="none"/>
    </style:style>
    <style:style style:name="T9" style:family="text">
      <style:text-properties fo:font-variant="normal" fo:text-transform="none" fo:color="#3d464d" loext:opacity="100%" style:font-name="Liberation Mono" fo:letter-spacing="normal" fo:font-style="normal" fo:font-weight="bold" officeooo:rsid="00225c3f" style:font-weight-asian="bold" style:font-weight-complex="bold" loext:padding="0cm" loext:border="none"/>
    </style:style>
    <style:style style:name="T10" style:family="text">
      <style:text-properties fo:font-variant="normal" fo:text-transform="none" fo:color="#3d464d" loext:opacity="100%" style:font-name="Liberation Mono" fo:font-size="12pt" fo:letter-spacing="normal" fo:font-style="normal" fo:font-weight="bold" officeooo:rsid="00225c3f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3d464d" loext:opacity="100%" fo:font-size="12pt" fo:letter-spacing="normal" fo:font-style="normal" fo:font-weight="bold" officeooo:rsid="00225c3f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3d464d" loext:opacity="100%" style:font-name="Liberation Serif" fo:font-size="12pt" fo:letter-spacing="normal" fo:font-style="normal" fo:font-weight="bold" officeooo:rsid="00225c3f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3d464d" loext:opacity="100%" style:font-name="Liberation Serif" fo:font-size="10.8000001907349pt" fo:letter-spacing="normal" fo:font-style="normal" fo:font-weight="bold" officeooo:rsid="00225c3f" style:font-weight-asian="bold" style:font-weight-complex="bold" loext:padding="0cm" loext:border="none"/>
    </style:style>
    <style:style style:name="T14" style:family="text">
      <style:text-properties fo:font-variant="normal" fo:text-transform="none" fo:color="#3d464d" loext:opacity="100%" style:font-name="Liberation Serif" fo:letter-spacing="normal" fo:font-style="normal" fo:font-weight="bold" officeooo:rsid="00225c3f" style:font-weight-asian="bold" style:font-weight-complex="bold" loext:padding="0cm" loext:border="none"/>
    </style:style>
    <style:style style:name="T15" style:family="text">
      <style:text-properties fo:font-variant="normal" fo:text-transform="none" fo:color="#292929" loext:opacity="100%" style:font-name="medium-content-serif-font" fo:font-size="12.6000003814697pt" fo:letter-spacing="normal" fo:font-style="normal" fo:font-weight="normal" officeooo:rsid="00225c3f" style:font-weight-asian="bold" style:font-weight-complex="bold" loext:padding="0cm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LA 3 RESUMO:</text:p>
      <text:p text:style-name="P1"/>
      <text:list xml:id="list3319159984" text:style-name="L3">
        <text:list-item>
          <text:p text:style-name="P9">O que aprendemos nessa aula:</text:p>
        </text:list-item>
        <text:list-item>
          <text:p text:style-name="P12">Criação de Arrays;</text:p>
        </text:list-item>
        <text:list-item>
          <text:p text:style-name="P12">Inserção de itens em um array;</text:p>
        </text:list-item>
        <text:list-item>
          <text:p text:style-name="P12">Array splice;</text:p>
        </text:list-item>
        <text:list-item>
          <text:p text:style-name="P12">Palavras reservadas;</text:p>
        </text:list-item>
        <text:list-item>
          <text:p text:style-name="P12">Indices do array;</text:p>
        </text:list-item>
      </text:list>
      <text:p text:style-name="P6">AULA 4 RESUMO:</text:p>
      <text:p text:style-name="P2">O que aprendemos nessa aula:</text:p>
      <text:list xml:id="list3859305759" text:style-name="L2">
        <text:list-item>
          <text:p text:style-name="P18">If e Else</text:p>
        </text:list-item>
        <text:list-item>
          <text:p text:style-name="P18">Operadores lógicos</text:p>
        </text:list-item>
        <text:list-item>
          <text:p text:style-name="P18">if encadeado</text:p>
        </text:list-item>
        <text:list-item>
          <text:p text:style-name="P18">else if</text:p>
        </text:list-item>
        <text:list-item>
          <text:p text:style-name="P18">&amp;&amp; e ||</text:p>
        </text:list-item>
      </text:list>
      <text:p text:style-name="P3"/>
      <text:p text:style-name="P5">------------------------------JAVA SCRIPT ORIENTACAO A OBJETOS-------------------------------------</text:p>
      <text:p text:style-name="P5">AULA 2 RESUMO:</text:p>
      <text:p text:style-name="P5"/>
      <text:list xml:id="list2171355465" text:style-name="L1">
        <text:list-item>
          <text:p text:style-name="P7">O que aprendemos nessa aula:</text:p>
        </text:list-item>
        <text:list-item>
          <text:p text:style-name="P11">Criação de métodos</text:p>
        </text:list-item>
        <text:list-item>
          <text:p text:style-name="P11">Palavra chave this</text:p>
        </text:list-item>
        <text:list-item>
          <text:p text:style-name="P11">Encapsulamento</text:p>
        </text:list-item>
        <text:list-item>
          <text:p text:style-name="P11">Proposta de atributos privados</text:p>
        </text:list-item>
        <text:list-item>
          <text:p text:style-name="P15"><text:span text:style-name="T1">return e </text:span><text:span text:style-name="Emphasis"><text:span text:style-name="T2">early return</text:span></text:span></text:p>
        </text:list-item>
      </text:list>
      <text:p text:style-name="P16"><text:span text:style-name="Emphasis"><text:span text:style-name="T6"/></text:span></text:p>
      <text:p text:style-name="P16"><text:span text:style-name="Emphasis"><text:span text:style-name="T12">AULA 3 RESUMO:</text:span></text:span></text:p>
      <text:p text:style-name="P16"><text:span text:style-name="Emphasis"><text:span text:style-name="T10"/></text:span></text:p>
      <text:p text:style-name="P16"><text:span text:style-name="Emphasis"><text:span text:style-name="T15">The heap is where non-primitives are stored. The key difference is that the heap can store unordered data that can grow dynamically—perfect for arrays and objects.</text:span></text:span><text:span text:style-name="Emphasis"><text:span text:style-name="T6"> </text:span></text:span></text:p>
      <text:p text:style-name="P16"><text:span text:style-name="Emphasis"><text:span text:style-name="T6"/></text:span></text:p>
      <text:p text:style-name="P16"><text:span text:style-name="Emphasis"><text:span text:style-name="T6">O que aprendemos nessa aula:</text:span></text:span></text:p>
      <text:list xml:id="list366634795" text:style-name="L4">
        <text:list-item>
          <text:p text:style-name="P19">Package.json</text:p>
        </text:list-item>
        <text:list-item>
          <text:p text:style-name="P19">Modules</text:p>
        </text:list-item>
        <text:list-item>
          <text:p text:style-name="P19">import/export</text:p>
        </text:list-item>
        <text:list-item>
          <text:p text:style-name="P19"><text:soft-page-break/>Quais as vantagens de ter um código onde usamos classes e composição ao invés de tipos primitivos</text:p>
        </text:list-item>
        <text:list-item>
          <text:p text:style-name="P19">Tipos de valor e tipos de referência</text:p>
        </text:list-item>
        <text:list-item>
          <text:p text:style-name="P19">Alterando dinamicamente um objeto</text:p>
        </text:list-item>
      </text:list>
      <text:p text:style-name="P3"/>
      <text:p text:style-name="P16"><text:span text:style-name="Emphasis"><text:span text:style-name="T12">AULA 4 RESUMO:</text:span></text:span></text:p>
      <text:p text:style-name="P16"><text:span text:style-name="Emphasis"><text:span text:style-name="T12"/></text:span></text:p>
      <text:list xml:id="list4056567291" text:style-name="L5">
        <text:list-item>
          <text:p text:style-name="P17"><text:span text:style-name="Emphasis"><text:span text:style-name="T4">O que aprendemos nessa aula:</text:span></text:span></text:p>
        </text:list-item>
        <text:list-item>
          <text:p text:style-name="P13">Diferenças entre null e undefined</text:p>
        </text:list-item>
        <text:list-item>
          <text:p text:style-name="P13">Aprofundando nos conceitos de referências a um espaço de memória</text:p>
        </text:list-item>
        <text:list-item>
          <text:p text:style-name="P13">Get e Set</text:p>
        </text:list-item>
        <text:list-item>
          <text:p text:style-name="P13">Melhor encapsulamento da classe</text:p>
        </text:list-item>
        <text:list-item>
          <text:p text:style-name="P13">Protegendo atributos sensíveis</text:p>
        </text:list-item>
      </text:list>
      <text:p text:style-name="P16"><text:span text:style-name="Emphasis"><text:span text:style-name="T12"/></text:span></text:p>
      <text:p text:style-name="P16"><text:span text:style-name="Emphasis"><text:span text:style-name="T12">AULA 5 RESUMO:</text:span></text:span></text:p>
      <text:p text:style-name="P5"/>
      <text:list xml:id="list791528357" text:style-name="L6">
        <text:list-item>
          <text:p text:style-name="P8">O que aprendemos nessa aula:</text:p>
        </text:list-item>
        <text:list-item>
          <text:p text:style-name="P14">Construtores</text:p>
        </text:list-item>
        <text:list-item>
          <text:p text:style-name="P14">encapsulamento</text:p>
        </text:list-item>
        <text:list-item>
          <text:p text:style-name="P14">atributos "readonly"</text:p>
        </text:list-item>
        <text:list-item>
          <text:p text:style-name="P14">Atributos estáticos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ource Serif Pro" svg:font-family="'Source Serif Pro', serif"/>
    <style:font-face style:name="medium-content-serif-font" svg:font-family="medium-content-serif-font, Georgia, Cambr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CA" style:letter-kerning="true" style:font-name-asian="Lucida Sans" style:font-family-asian="'Lucida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8-09T09:31:46.220000000</dc:date>
    <meta:generator>LibreOffice/7.0.0.3$Windows_X86_64 LibreOffice_project/8061b3e9204bef6b321a21033174034a5e2ea88e</meta:generator>
    <meta:editing-duration>PT1H46M49S</meta:editing-duration>
    <meta:editing-cycles>5</meta:editing-cycles>
    <meta:document-statistic meta:table-count="0" meta:image-count="0" meta:object-count="0" meta:page-count="2" meta:paragraph-count="44" meta:word-count="220" meta:character-count="1231" meta:non-whitespace-character-count="1090"/>
  </office:meta>
</office:document-meta>
</file>